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DA000004D838DDE20998FD7953.jpg" manifest:media-type="image/jpeg"/>
  <manifest:file-entry manifest:full-path="Pictures/1000020100000795000004B158680A6642F25EA3.png" manifest:media-type="image/png"/>
  <manifest:file-entry manifest:full-path="Pictures/10000000000004000000023EB8FD57B909EEA38B.jpg" manifest:media-type="image/jpeg"/>
  <manifest:file-entry manifest:full-path="Pictures/1000000000000400000002005439AC24D0978387.png" manifest:media-type="image/png"/>
  <manifest:file-entry manifest:full-path="Pictures/1000000000000400000002406E4F8CE2EDBD9C46.jpg" manifest:media-type="image/jpeg"/>
  <manifest:file-entry manifest:full-path="Pictures/10000000000004000000023EBA358F8B01C6F770.jpg" manifest:media-type="image/jpeg"/>
  <manifest:file-entry manifest:full-path="Pictures/10000000000003C00000021CB976F081E52C96A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8.676cm, -4.562cm, 0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13.872cm" svg:x="0.866cm" svg:y="0.145cm" presentation:class="subtitle" presentation:user-transformed="true">
          <draw:text-box>
            <text:p text:style-name="P1"><text:span text:style-name="T1"><text:s text:c="28"/></text:span><text:span text:style-name="T1">Backend <text:s/>Devolpment</text:span></text:p>
          </draw:text-box>
        </draw:frame>
        <draw:frame draw:name="Google Shape;55;p13" draw:style-name="gr1" draw:text-style-name="P3" draw:layer="layout" svg:width="25.399cm" svg:height="14.017cm" svg:x="0cm" svg:y="0cm">
          <draw:image xlink:href="Pictures/10000000000003C00000021CB976F081E52C96AF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3" draw:text-style-name="P5" draw:layer="layout" svg:width="23.667cm" svg:height="13.603cm" svg:x="0.866cm" svg:y="0.145cm" presentation:class="outline" presentation:placeholder="true" presentation:user-transformed="true">
          <draw:text-box/>
        </draw:frame>
        <draw:frame draw:name="Google Shape;61;p14" draw:style-name="gr1" draw:text-style-name="P3" draw:layer="layout" svg:width="25.399cm" svg:height="14.237cm" svg:x="0cm" svg:y="0.025cm">
          <draw:image xlink:href="Pictures/10000000000004000000023EBA358F8B01C6F770.jpg" xlink:type="simple" xlink:show="embed" xlink:actuate="onLoad">
            <text:p/>
          </draw:image>
        </draw:frame>
        <presentation:notes draw:style-name="dp2">
          <draw:page-thumbnail draw:name="Google Shape;57;g2d3cee94d94_0_1:notes" draw:style-name="gr2" draw:layer="layout" svg:width="16.932cm" svg:height="9.524cm" svg:x="1.059cm" svg:y="1.905cm" draw:page-number="2" presentation:class="page"/>
          <draw:frame draw:name="Google Shape;58;g2d3cee94d94_0_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6;p15" presentation:style-name="pr5" draw:text-style-name="P5" draw:layer="layout" svg:width="23.667cm" svg:height="13.727cm" svg:x="0.866cm" svg:y="0.331cm" presentation:class="outline" presentation:placeholder="true" presentation:user-transformed="true">
          <draw:text-box/>
        </draw:frame>
        <draw:frame draw:name="Google Shape;67;p15" draw:style-name="gr1" draw:text-style-name="P3" draw:layer="layout" svg:width="25.399cm" svg:height="12.699cm" svg:x="0cm" svg:y="0.794cm">
          <draw:image xlink:href="Pictures/1000000000000400000002005439AC24D0978387.png" xlink:type="simple" xlink:show="embed" xlink:actuate="onLoad">
            <text:p/>
          </draw:image>
        </draw:frame>
        <presentation:notes draw:style-name="dp2">
          <draw:page-thumbnail draw:name="Google Shape;63;g2d3cee94d94_0_7:notes" draw:style-name="gr2" draw:layer="layout" svg:width="16.932cm" svg:height="9.524cm" svg:x="1.059cm" svg:y="1.905cm" draw:page-number="3" presentation:class="page"/>
          <draw:frame draw:name="Google Shape;64;g2d3cee94d94_0_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2;p16" presentation:style-name="pr7" draw:text-style-name="P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3;p16" draw:style-name="gr1" draw:text-style-name="P3" draw:layer="layout" svg:width="25.399cm" svg:height="14.237cm" svg:x="0cm" svg:y="0.025cm">
          <draw:image xlink:href="Pictures/10000000000004000000023EB8FD57B909EEA38B.jpg" xlink:type="simple" xlink:show="embed" xlink:actuate="onLoad">
            <text:p/>
          </draw:image>
        </draw:frame>
        <presentation:notes draw:style-name="dp2">
          <draw:page-thumbnail draw:name="Google Shape;69;g2d3cee94d94_0_13:notes" draw:style-name="gr2" draw:layer="layout" svg:width="16.932cm" svg:height="9.524cm" svg:x="1.059cm" svg:y="1.905cm" draw:page-number="4" presentation:class="page"/>
          <draw:frame draw:name="Google Shape;70;g2d3cee94d94_0_1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8;p17" presentation:style-name="pr9" draw:text-style-name="P5" draw:layer="layout" svg:width="23.667cm" svg:height="12.442cm" svg:x="0.866cm" svg:y="0.248cm" presentation:class="outline" presentation:placeholder="true" presentation:user-transformed="true">
          <draw:text-box/>
        </draw:frame>
        <draw:frame draw:name="Google Shape;79;p17" draw:style-name="gr1" draw:text-style-name="P3" draw:layer="layout" svg:width="25.399cm" svg:height="14.287cm" svg:x="0cm" svg:y="0cm">
          <draw:image xlink:href="Pictures/1000000000000400000002406E4F8CE2EDBD9C46.jpg" xlink:type="simple" xlink:show="embed" xlink:actuate="onLoad">
            <text:p/>
          </draw:image>
        </draw:frame>
        <presentation:notes draw:style-name="dp2">
          <draw:page-thumbnail draw:name="Google Shape;75;g2d3cee94d94_0_19:notes" draw:style-name="gr2" draw:layer="layout" svg:width="16.932cm" svg:height="9.524cm" svg:x="1.059cm" svg:y="1.905cm" draw:page-number="5" presentation:class="page"/>
          <draw:frame draw:name="Google Shape;76;g2d3cee94d94_0_1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4;p18" presentation:style-name="pr11" draw:text-style-name="P5" draw:layer="layout" svg:width="23.667cm" svg:height="9.489cm" svg:x="0.409cm" svg:y="0cm" presentation:class="outline" presentation:placeholder="true" presentation:user-transformed="true">
          <draw:text-box/>
        </draw:frame>
        <draw:frame draw:name="Google Shape;85;p18" draw:style-name="gr3" draw:text-style-name="P3" draw:layer="layout" svg:width="25.142cm" svg:height="14.286cm" svg:x="0.129cm" svg:y="-0.704cm">
          <draw:image xlink:href="Pictures/1000020100000795000004B158680A6642F25EA3.png" xlink:type="simple" xlink:show="embed" xlink:actuate="onLoad">
            <text:p/>
          </draw:image>
        </draw:frame>
        <presentation:notes draw:style-name="dp2">
          <draw:page-thumbnail draw:name="Google Shape;81;g2d3cee94d94_0_25:notes" draw:style-name="gr2" draw:layer="layout" svg:width="16.932cm" svg:height="9.524cm" svg:x="1.059cm" svg:y="1.905cm" draw:page-number="6" presentation:class="page"/>
          <draw:frame draw:name="Google Shape;82;g2d3cee94d94_0_2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акие языки программирования используются" draw:style-name="dp1" draw:master-page-name="TITLE_5f_AND_5f_BODY" presentation:presentation-page-layout-name="AL2T1">
        <draw:frame draw:name="Google Shape;90;p19" presentation:style-name="pr13" draw:text-style-name="P6" draw:layer="layout" svg:width="23.667cm" svg:height="1.59cm" svg:x="0.348cm" svg:y="-0.193cm" presentation:class="title" presentation:user-transformed="true">
          <draw:text-box>
            <text:p text:style-name="P1"><text:span text:style-name="T2">Какие языки программирования используются</text:span></text:p>
          </draw:text-box>
        </draw:frame>
        <draw:frame draw:name="Google Shape;91;p19" presentation:style-name="pr14" draw:text-style-name="P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2;p19" draw:style-name="gr1" draw:text-style-name="P3" draw:layer="layout" svg:width="25.399cm" svg:height="12.775cm" svg:x="0cm" svg:y="1.512cm">
          <draw:image xlink:href="Pictures/10000000000006DA000004D838DDE20998FD7953.jpg" xlink:type="simple" xlink:show="embed" xlink:actuate="onLoad">
            <text:p/>
          </draw:image>
        </draw:frame>
        <presentation:notes draw:style-name="dp2">
          <draw:page-thumbnail draw:name="Google Shape;87;g2d3cee94d94_0_32:notes" draw:style-name="gr2" draw:layer="layout" svg:width="16.932cm" svg:height="9.524cm" svg:x="1.059cm" svg:y="1.905cm" draw:page-number="7" presentation:class="page"/>
          <draw:frame draw:name="Google Shape;88;g2d3cee94d94_0_3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7"/>
    <meta:generator>LibreOfficeDev/6.0.5.2$Linux_X86_64 LibreOffice_project/</meta:generator>
  </office:meta>
</office:document-meta>
</file>